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Stabilit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xstab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lx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auto</text:p>
          </table:table-cell>
        </table:table-row>
        <table:table-row table:style-name="ro1"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OutOfR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auto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5:04:58.841693913</meta:creation-date>
    <dc:date>2023-11-11T15:21:47.598831872</dc:date>
    <meta:editing-duration>PT16M54S</meta:editing-duration>
    <meta:editing-cycles>2</meta:editing-cycles>
    <meta:generator>LibreOffice/7.5.7.1$Linux_X86_64 LibreOffice_project/50$Build-1</meta:generator>
    <meta:document-statistic meta:table-count="1" meta:cell-count="112" meta:object-count="0"/>
  </office:meta>
</office:document-meta>
</file>